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6ef" officeooo:paragraph-rsid="000db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of 2021-05-19, the QGIS and GDAL/OGR Db2 support has been removed from the open source projects due to IBM not providing financial support to those project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4:24:52.753000000</meta:creation-date>
    <dc:date>2021-05-11T14:26:15.779000000</dc:date>
    <meta:editing-duration>PT1M23S</meta:editing-duration>
    <meta:editing-cycles>1</meta:editing-cycles>
    <meta:document-statistic meta:table-count="0" meta:image-count="0" meta:object-count="0" meta:page-count="1" meta:paragraph-count="1" meta:word-count="27" meta:character-count="160" meta:non-whitespace-character-count="134"/>
    <meta:generator>LibreOffice/7.1.1.2$Windows_X86_64 LibreOffice_project/fe0b08f4af1bacafe4c7ecc87ce55bb426164676</meta:generator>
  </office:meta>
</office:document-meta>
</file>